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erif" svg:font-family="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a62a" officeooo:paragraph-rsid="000ea62a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ematik A - Harmoniske svingninger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a62a" officeooo:paragraph-rsid="000ea6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imon From Jakobsen</text:p>
        <text:p text:style-name="MP1">14-4-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0:22:26.710398492</meta:creation-date>
    <dc:date>2023-04-12T10:23:56.807376679</dc:date>
    <meta:editing-duration>PT1M32S</meta:editing-duration>
    <meta:editing-cycles>1</meta:editing-cycles>
    <meta:document-statistic meta:table-count="0" meta:image-count="0" meta:object-count="0" meta:page-count="1" meta:paragraph-count="3" meta:word-count="9" meta:character-count="64" meta:non-whitespace-character-count="58"/>
    <meta:generator>LibreOffice/7.5.2.2$Linux_X86_64 LibreOffice_project/50$Build-2</meta:generator>
  </office:meta>
</office:document-meta>
</file>